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Jezu,</text:span><text:span text:style-name="T1"><text:line-break/></text:span><text:span text:style-name="T1">Ty stoisz pośród nas</text:span><text:span text:style-name="T1"><text:line-break/></text:span><text:span text:style-name="T1">Ty zmartwychwstały Pan</text:span><text:span text:style-name="T1"><text:line-break/></text:span><text:span text:style-name="T1">Jesteś w chwale</text:span><text:span text:style-name="T1"><text:line-break/></text:span><text:span text:style-name="T1">swego ludu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473cm" svg:x="-0.001cm" svg:y="-0.238cm" presentation:class="title" presentation:user-transformed="true">
          <draw:text-box>
            <text:p text:style-name="P1"><text:span text:style-name="T1">Panie Ty jesteś</text:span><text:span text:style-name="T1"><text:line-break/></text:span><text:span text:style-name="T1">naszą Paschą</text:span><text:span text:style-name="T1"><text:line-break/></text:span><text:span text:style-name="T1">Naszym przejściem</text:span><text:span text:style-name="T1"><text:line-break/></text:span><text:span text:style-name="T1">ze śmierci do życia</text:span><text:span text:style-name="T1"><text:line-break/></text:span><text:span text:style-name="T1">Daj nam dzisiaj</text:span><text:span text:style-name="T1"><text:line-break/></text:span><text:span text:style-name="T1">Swoje ciało, Swoją krew</text:span><text:span text:style-name="T1"><text:line-break/></text:span><text:span text:style-name="T1">Ducha tchnij</text:span><text:span text:style-name="T1"><text:line-break/></text:span><text:span text:style-name="T1">abyśmy byli jed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4T12:41:18</meta:creation-date>
    <dc:creator>Woda Życia</dc:creator>
    <dc:date>2015-04-27T20:58:46.36</dc:date>
    <dc:language>pl-PL</dc:language>
    <meta:editing-cycles>7</meta:editing-cycles>
    <meta:editing-duration>PT3M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